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TransformerSupportTests.resolveUrlPathWithRelativePathInParen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TransformerSupportTests.toAbsolu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TransformerSuppor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urceTransformerSupportTests.getResource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sourceTransformerSupport.transform( ServerWebExchange ex , Resource res , ResourceTransform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ransformerSupportTests.createUrlProvider( List &lt; ResourceResolver &gt; 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TransformerSupportTests.resolveUrl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TransformerSupportTests.resolveUrlPathWithRelativ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